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fd98c" officeooo:paragraph-rsid="001fd98c"/>
    </style:style>
    <style:style style:name="P2" style:family="paragraph" style:parent-style-name="Text_20_body">
      <style:text-properties officeooo:paragraph-rsid="001fd98c"/>
    </style:style>
    <style:style style:name="P3" style:family="paragraph" style:parent-style-name="Title" style:master-page-name="Standard">
      <style:paragraph-properties style:page-number="auto"/>
    </style:style>
    <style:style style:name="P4" style:family="paragraph" style:parent-style-name="Text_20_body">
      <style:text-properties officeooo:paragraph-rsid="00222210"/>
    </style:style>
    <style:style style:name="P5" style:family="paragraph" style:parent-style-name="Text_20_body">
      <style:text-properties officeooo:rsid="00226ed3" officeooo:paragraph-rsid="00226ed3"/>
    </style:style>
    <style:style style:name="P6" style:family="paragraph" style:parent-style-name="Text_20_body">
      <style:text-properties officeooo:rsid="001f7055" officeooo:paragraph-rsid="001f7055"/>
    </style:style>
    <style:style style:name="P7" style:family="paragraph" style:parent-style-name="Text_20_body">
      <style:text-properties officeooo:paragraph-rsid="0026ca8e"/>
    </style:style>
    <style:style style:name="P8" style:family="paragraph" style:parent-style-name="Text_20_body">
      <style:text-properties officeooo:rsid="0027d158" officeooo:paragraph-rsid="0027d158"/>
    </style:style>
    <style:style style:name="P9" style:family="paragraph" style:parent-style-name="Text_20_body">
      <style:text-properties officeooo:rsid="00282ad0" officeooo:paragraph-rsid="00282ad0"/>
    </style:style>
    <style:style style:name="P10" style:family="paragraph" style:parent-style-name="Source_20_Text">
      <style:text-properties officeooo:rsid="00226ed3" officeooo:paragraph-rsid="00226ed3"/>
    </style:style>
    <style:style style:name="P11" style:family="paragraph" style:parent-style-name="Source_20_Text">
      <style:paragraph-properties fo:margin-left="0cm" fo:margin-right="0cm" fo:text-indent="0cm" style:auto-text-indent="false"/>
      <style:text-properties officeooo:rsid="00226ed3" officeooo:paragraph-rsid="00226ed3"/>
    </style:style>
    <style:style style:name="P12" style:family="paragraph" style:parent-style-name="Source_20_Text">
      <style:paragraph-properties fo:margin-left="0cm" fo:margin-right="0cm" fo:text-indent="0cm" style:auto-text-indent="false"/>
      <style:text-properties officeooo:rsid="00226ed3" officeooo:paragraph-rsid="00278ab7"/>
    </style:style>
    <style:style style:name="P13" style:family="paragraph" style:parent-style-name="Source_20_Text">
      <style:paragraph-properties fo:margin-left="0cm" fo:margin-right="0cm" fo:text-indent="0cm" style:auto-text-indent="false"/>
      <style:text-properties officeooo:rsid="0024534a" officeooo:paragraph-rsid="0024534a"/>
    </style:style>
    <style:style style:name="P14" style:family="paragraph" style:parent-style-name="Source_20_Text">
      <style:paragraph-properties fo:margin-left="0cm" fo:margin-right="0cm" fo:text-indent="0cm" style:auto-text-indent="false"/>
      <style:text-properties officeooo:rsid="00278ab7" officeooo:paragraph-rsid="00278ab7"/>
    </style:style>
    <style:style style:name="P15" style:family="paragraph" style:parent-style-name="Source_20_Text">
      <style:paragraph-properties fo:margin-left="0cm" fo:margin-right="0cm" fo:text-indent="0cm" style:auto-text-indent="false"/>
      <style:text-properties officeooo:rsid="0027d158" officeooo:paragraph-rsid="0027d158"/>
    </style:style>
    <style:style style:name="P16" style:family="paragraph" style:parent-style-name="Source_20_Text">
      <style:paragraph-properties fo:margin-left="0cm" fo:margin-right="0cm" fo:text-indent="0cm" style:auto-text-indent="false"/>
      <style:text-properties officeooo:rsid="00283496" officeooo:paragraph-rsid="00283496"/>
    </style:style>
    <style:style style:name="P17" style:family="paragraph" style:parent-style-name="Heading_20_3">
      <style:text-properties officeooo:rsid="001fd98c" officeooo:paragraph-rsid="001fd98c"/>
    </style:style>
    <style:style style:name="P18" style:family="paragraph" style:parent-style-name="Heading_20_3">
      <style:text-properties officeooo:rsid="00225823" officeooo:paragraph-rsid="00225823"/>
    </style:style>
    <style:style style:name="P19" style:family="paragraph" style:parent-style-name="Heading_20_3">
      <style:text-properties officeooo:rsid="0027d158" officeooo:paragraph-rsid="0027d158"/>
    </style:style>
    <style:style style:name="T1" style:family="text">
      <style:text-properties officeooo:rsid="005bf8d8"/>
    </style:style>
    <style:style style:name="T2" style:family="text">
      <style:text-properties officeooo:rsid="00169715"/>
    </style:style>
    <style:style style:name="T3" style:family="text">
      <style:text-properties officeooo:rsid="001ee4d9"/>
    </style:style>
    <style:style style:name="T4" style:family="text">
      <style:text-properties officeooo:rsid="001f7055"/>
    </style:style>
    <style:style style:name="T5" style:family="text">
      <style:text-properties officeooo:rsid="001fd98c"/>
    </style:style>
    <style:style style:name="T6" style:family="text">
      <style:text-properties fo:font-style="italic" officeooo:rsid="001fd98c" style:font-style-asian="italic" style:font-style-complex="italic"/>
    </style:style>
    <style:style style:name="T7" style:family="text">
      <style:text-properties officeooo:rsid="00205b96"/>
    </style:style>
    <style:style style:name="T8" style:family="text">
      <style:text-properties officeooo:rsid="00222210"/>
    </style:style>
    <style:style style:name="T9" style:family="text">
      <style:text-properties officeooo:rsid="00225823"/>
    </style:style>
    <style:style style:name="T10" style:family="text">
      <style:text-properties style:font-name="Times New Roman"/>
    </style:style>
    <style:style style:name="T11" style:family="text">
      <style:text-properties officeooo:rsid="0024534a"/>
    </style:style>
    <style:style style:name="T12" style:family="text">
      <style:text-properties officeooo:rsid="0026ca8e"/>
    </style:style>
    <style:style style:name="T13" style:family="text">
      <style:text-properties officeooo:rsid="00278ab7"/>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6ca8e"/>
    </style:style>
    <style:style style:name="T16" style:family="text">
      <style:text-properties style:text-underline-style="none" officeooo:rsid="0026ca8e"/>
    </style:style>
    <style:style style:name="T17" style:family="text">
      <style:text-properties officeooo:rsid="0027d158"/>
    </style:style>
    <style:style style:name="T18" style:family="text">
      <style:text-properties officeooo:rsid="00283496"/>
    </style:style>
    <style:style style:name="T19" style:family="text">
      <style:text-properties officeooo:rsid="0029e7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Algorithmes principaux</text:span></text:p>
      <text:h text:style-name="Heading_20_3" text:outline-level="3">Extraction des logs</text:h>
      <text:p text:style-name="Text_20_body">Implémenté dans <text:span text:style-name="Source_20_Text">ApacheLogParser::ParseLine()</text:span></text:p>
      <text:p text:style-name="P1">Cet algorithme utilise un flux d'entrée (fichier de logs) pour en extraire une ligne de log. On suppose que l'entrée est formatée précisément selon la syntaxe des logs Apache. L'algorithme extrait toutes les informations offertes par une ligne de log. </text:p>
      <text:p text:style-name="P2"><text:span text:style-name="T5">De plus, on réalise des traitements (optionnels) sur les URLs (le chemin vers la ressource demandée ainsi que le chemin du </text:span><text:span text:style-name="T6">referer</text:span><text:span text:style-name="T5">). Par exemple, on permet de considérer que le chemin </text:span><text:span text:style-name="Source_20_Text">dossier/index.html</text:span><text:span text:style-name="T7"> est équivalent au chemin </text:span><text:span text:style-name="Source_20_Text">dossier/</text:span>. <text:span text:style-name="T7">On permet également d'ignorer l'ensemble des paramètres </text:span><text:span text:style-name="Source_20_Text">GET</text:span> <text:span text:style-name="T7">d'une URL. Ainsi, </text:span><text:span text:style-name="Source_20_Text">page.php?parametre=valeur</text:span><text:span text:style-name="T7"> devient </text:span><text:span text:style-name="Source_20_Text">page.php</text:span><text:span text:style-name="T7">.</text:span></text:p>
      <text:h text:style-name="P18" text:outline-level="3">Comptage des hits à partir des logs extraits</text:h>
      <text:p text:style-name="P2"><text:span text:style-name="T4">Implémenté dans </text:span><text:span text:style-name="Source_20_Text"><text:span text:style-name="T5">LogAnalyser</text:span></text:span><text:span text:style-name="Source_20_Text">::</text:span><text:span text:style-name="Source_20_Text"><text:span text:style-name="T5">extractAll</text:span></text:span><text:span text:style-name="Source_20_Text">()</text:span></text:p>
      <text:p text:style-name="P5">Cet algorithme fait appel de manière répétée à l'algorithme d'extraction d'une ligne de log décrit ci-dessus. Si cette ligne satisfait les critères de filtrage mis en place, on ajoute le hit correspondant à cette ligne dans la structure de données.</text:p>
      <text:p text:style-name="P11">hits ← nouvelle structure de comptage vide <text:span text:style-name="T10">[voir Description des structures de données utilisées]</text:span></text:p>
      <text:p text:style-name="P11">tant que l'extracteur de logs a encore des lignes à extraire</text:p>
      <text:p text:style-name="P10"><text:tab/>e ← extraire une ligne</text:p>
      <text:p text:style-name="P10"><text:tab/>si (on ne filtre pas) OU ((on filtre par heure ET l'heure de e est valide) ET (on filtre par extension ET l'extension de e.uri est acceptée)) alors</text:p>
      <text:p text:style-name="P10"><text:tab/><text:tab/>l ← nouveau couple (e.uri, e.referer)</text:p>
      <text:p text:style-name="P10"><text:tab/><text:tab/>it ← rechercher l dans <text:span text:style-name="T11">hits</text:span></text:p>
      <text:p text:style-name="P10"><text:span text:style-name="T11"><text:tab/><text:tab/>si (l n'a pas été trouvé) alors</text:span></text:p>
      <text:p text:style-name="P10"><text:span text:style-name="T11"><text:tab/><text:tab/><text:tab/>insérer l dans hits avec 1 hit</text:span></text:p>
      <text:p text:style-name="P10"><text:span text:style-name="T11"><text:tab/><text:tab/>sinon</text:span></text:p>
      <text:p text:style-name="P10"><text:span text:style-name="T11"><text:tab/><text:tab/><text:tab/>incrémenter le nombre de hits associés à l</text:span></text:p>
      <text:p text:style-name="P10"><text:tab/><text:tab/><text:span text:style-name="T11">fin si</text:span></text:p>
      <text:p text:style-name="P11"><text:span text:style-name="T11"><text:tab/>fin si</text:span></text:p>
      <text:p text:style-name="P13">fin tant que</text:p>
      <text:p text:style-name="P14">retourner hits</text:p>
      <text:h text:style-name="P17" text:outline-level="3">Analyse des <text:span text:style-name="T9">hits</text:span></text:h>
      <text:p text:style-name="P2"><text:span text:style-name="T4">Implémenté dans </text:span><text:span text:style-name="Source_20_Text"><text:span text:style-name="T5">LogAnalyser</text:span></text:span><text:span text:style-name="Source_20_Text">::</text:span><text:span text:style-name="Source_20_Text"><text:span text:style-name="T5">Analyse</text:span></text:span><text:span text:style-name="Source_20_Text">()</text:span></text:p>
      <text:p text:style-name="P6">À <text:span text:style-name="T12">partir de la structure de données remplies à l'étape précédente (comptage des hits), on constitue le top </text:span><text:span text:style-name="Source_20_Text">N</text:span><text:span text:style-name="T12"> des pages les plus demandées (</text:span><text:span text:style-name="Source_20_Text">N</text:span><text:span text:style-name="T12"> est paramétrable par l'utilisateur). De plus, si l'option </text:span><text:span text:style-name="Source_20_Text">-l </text:span><text:span text:style-name="Source_20_Text"><text:span text:style-name="T13">M</text:span></text:span><text:span text:style-name="T12"> est activée, on retire les lignes pour lesquelles le nombre de hits ne satisfait pas le critère : </text:span><text:span text:style-name="Source_20_Text">nombre de hits pour </text:span><text:span text:style-name="Source_20_Text"><text:span text:style-name="T13">un</text:span></text:span><text:span text:style-name="Source_20_Text"> couple (uri, referer) &gt;= M</text:span></text:p>
      <text:p text:style-name="P7"><text:soft-page-break/><text:span text:style-name="T15">Rappel</text:span><text:span text:style-name="T16"> :</text:span><text:span text:style-name="T12"> la structure de données de comptage des hits conserve les couples </text:span><text:span text:style-name="Source_20_Text">((uri, referer), nombre de hits)</text:span><text:span text:style-name="T12"> triés par </text:span><text:span text:style-name="Source_20_Text">uri</text:span><text:span text:style-name="T12"> croissants, puis </text:span><text:span text:style-name="Source_20_Text">referer</text:span><text:span text:style-name="T12"> croissants. Ainsi, toutes les requêtes ayant pour cible une même </text:span><text:span text:style-name="Source_20_Text">uri</text:span><text:span text:style-name="T12"> se suivent.</text:span></text:p>
      <text:p text:style-name="P12"><text:span text:style-name="T13">hits ← comptage des hits à partir des logs extraits</text:span></text:p>
      <text:p text:style-name="P14">topN ← file à priorité vide</text:p>
      <text:p text:style-name="P14">si hits est vide</text:p>
      <text:p text:style-name="P14"><text:tab/>retourner topN</text:p>
      <text:p text:style-name="P14">fin si</text:p>
      <text:p text:style-name="P14"/>
      <text:p text:style-name="P14">paireEnCours ← nouveau couple (première uri, 0)</text:p>
      <text:p text:style-name="P14">pour chaque élément de hits <text:span text:style-name="T18">faire</text:span></text:p>
      <text:p text:style-name="P14"><text:tab/>si cet élément porte sur la même uri que paireEnCours alors</text:p>
      <text:p text:style-name="P14"><text:tab/><text:tab/>incrémenter paireEnCours</text:p>
      <text:p text:style-name="P14"><text:tab/>sinon</text:p>
      <text:p text:style-name="P14"><text:tab/><text:tab/><text:span text:style-name="T17">insérer paireEnCours dans le top</text:span></text:p>
      <text:p text:style-name="P14"><text:tab/><text:tab/>si la taille de topN dépasse N alors</text:p>
      <text:p text:style-name="P14"><text:tab/><text:tab/><text:tab/>supprimer le premier élément de topN</text:p>
      <text:p text:style-name="P14"><text:tab/><text:tab/>fin si</text:p>
      <text:p text:style-name="P14"><text:tab/><text:tab/>paireEnCours ← nouveau couple (l'uri de cet élément, le nombre de hits de cet élément)</text:p>
      <text:p text:style-name="P14"><text:tab/><text:span text:style-name="T17">sin si</text:span></text:p>
      <text:p text:style-name="P14"><text:span text:style-name="T17"><text:tab/></text:span></text:p>
      <text:p text:style-name="P14"><text:span text:style-name="T17"><text:tab/>si le nombre de hits de cet élément &lt; M alors</text:span></text:p>
      <text:p text:style-name="P14"><text:span text:style-name="T17"><text:tab/><text:tab/>retirer cet élément de hits</text:span></text:p>
      <text:p text:style-name="P14"><text:span text:style-name="T17"><text:tab/>fin si</text:span></text:p>
      <text:p text:style-name="P14"><text:span text:style-name="T11">f</text:span>in pour chaque</text:p>
      <text:p text:style-name="P15">insérer paireEncours dans le top</text:p>
      <text:p text:style-name="P14">retourner topN</text:p>
      <text:h text:style-name="P19" text:outline-level="3">Insertion d'un élément dans le top</text:h>
      <text:p text:style-name="P8">On détaille ici l'ajout d'un élément au top <text:span text:style-name="Source_20_Text">N</text:span>.</text:p>
      <text:p text:style-name="P8"><text:span text:style-name="T14">Rappel</text:span> : le top s'appuie sur une file à priorité, avec la priorité définie comme inversement proportionnelle au nombre de hits. Ainsi, l'élément en haut de la file (l'unique élément accessible) est toujours celui ayant le moins de hits. Cela permet de le supprimer facilement dès que la taille du top dépasse <text:span text:style-name="Source_20_Text">N</text:span>.</text:p>
      <text:p text:style-name="P15">topN.ajouter( paireEnCours )</text:p>
      <text:p text:style-name="P15">si la taille de topN dépasse N alors</text:p>
      <text:p text:style-name="P15"><text:tab/>supprimer le premier élément de topN</text:p>
      <text:p text:style-name="P15"><text:span text:style-name="T17">fin si</text:span></text:p>
      <text:h text:style-name="Heading_20_3" text:outline-level="3"><text:soft-page-break/><text:span text:style-name="T3">Gé</text:span>nération du graphe</text:h>
      <text:p text:style-name="P4"><text:span text:style-name="T4">Implémenté dans </text:span><text:span text:style-name="Source_20_Text"><text:span text:style-name="T8">GraphGenerator</text:span></text:span><text:span text:style-name="Source_20_Text">::</text:span><text:span text:style-name="Source_20_Text"><text:span text:style-name="T8">GenerateGraphTo</text:span></text:span><text:span text:style-name="Source_20_Text">()</text:span></text:p>
      <text:p text:style-name="P9">Cet algorithme <text:span text:style-name="T4">parcourt simplement la structure de comptage </text:span>(<text:span text:style-name="T4">déjà éventuellement épurée suite à l'étape d'analyse des hits</text:span>) et génère une description de graphe en syntaxe GraphViz<text:span text:style-name="T4">.</text:span></text:p>
      <text:p text:style-name="P9"><text:span text:style-name="T4">Chaque élément de cette structure </text:span>de comptage <text:span text:style-name="T4">représente un lien d'un </text:span><text:span text:style-name="Source_20_Text">referer</text:span> vers une <text:span text:style-name="Source_20_Text">uri</text:span>, avec le nombre de hits pour ce lien. Les nœuds du graphe sont soit une <text:span text:style-name="Source_20_Text">uri</text:span>, soit un <text:span text:style-name="Source_20_Text">referer</text:span>. Dans la syntaxe GraphViz, les nœuds peuvent être déclarés au fur et à mesure. On s'assure simplement qu'ils ne le sont qu'une fois en maintenant un ensemble des nœuds déjà déclarés.</text:p>
      <text:p text:style-name="P16">hits ← (hits extraits des logs et analysés)</text:p>
      <text:p text:style-name="P16">noeudsExistants ← nouvel ensemble vide</text:p>
      <text:p text:style-name="P16">description ← ""</text:p>
      <text:p text:style-name="P16">pour chaque lien de hits faire</text:p>
      <text:p text:style-name="P16"><text:tab/>label ← ""</text:p>
      <text:p text:style-name="P16"><text:tab/>si le nombre de hits pour ce lien &gt; 1 alors</text:p>
      <text:p text:style-name="P16"><text:tab/><text:tab/>label ← nombre de hits pour ce lien</text:p>
      <text:p text:style-name="P16"><text:tab/>fin si</text:p>
      <text:p text:style-name="P16"/>
      <text:p text:style-name="P16"><text:tab/>si le referer de ce lien n'est pas dans noeudsExistants alors</text:p>
      <text:p text:style-name="P16"><text:tab/><text:tab/>description ← description + déclaration d'un noeud pour ce referer</text:p>
      <text:p text:style-name="P16"><text:tab/>fin si</text:p>
      <text:p text:style-name="P16"><text:tab/>si l'uri de ce lien n'est pas dans noeudsExistants alors</text:p>
      <text:p text:style-name="P16"><text:tab/><text:tab/>description ← description + déclaration d'un noeud pour cette uri</text:p>
      <text:p text:style-name="P16"><text:tab/>fin si</text:p>
      <text:p text:style-name="P16"/>
      <text:p text:style-name="P16"><text:tab/>description ← déclaration d'une arête entre le noeud uri et le noeud referer <text:span text:style-name="T19">avec une description label</text:span></text:p>
      <text:p text:style-name="P16">fin pour chaque</text:p>
      <text:p text:style-name="P16">retourner 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58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paragraph-properties fo:margin-left="0cm" fo:margin-right="0cm" fo:text-indent="0cm" style:auto-text-indent="false" fo:padding="0.25cm" fo:border-left="0.06pt solid #000000" fo:border-right="none" fo:border-top="none" fo:border-bottom="none" style:shadow="none"/>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officeooo:rsid="00176fbb" style:font-name-asian="Courier New1" style:font-size-asian="10.5pt"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7:03:44.619215000</meta:creation-date>
    <dc:date>2013-12-08T20:07:03.860396000</dc:date>
    <meta:editing-duration>PT2H57M54S</meta:editing-duration>
    <meta:editing-cycles>18</meta:editing-cycles>
    <meta:generator>LibreOffice/4.1.2.3$MacOSX_x86 LibreOffice_project/40b2d7fde7e8d2d7bc5a449dc65df4d08a7dd38</meta:generator>
    <meta:document-statistic meta:table-count="0" meta:image-count="0" meta:object-count="0" meta:page-count="3" meta:paragraph-count="77" meta:word-count="772" meta:character-count="4608" meta:non-whitespace-character-count="3855"/>
  </office:meta>
</office:document-meta>
</file>